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0000000005E0000005EF6B96C67AD4B8EBE.png" manifest:media-type="image/png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Configurations2/" manifest:media-type="application/vnd.sun.xml.ui.configuration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Marbl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7.85cm" fo:min-width="18.5cm"/>
    </style:style>
    <style:style style:name="gr2" style:family="graphic" style:parent-style-name="Object_20_with_20_no_20_fill_20_and_20_no_20_line">
      <style:graphic-properties draw:stroke="none" draw:stroke-dash="Ultrafine_20_Dashed" svg:stroke-color="#3465a4" draw:textarea-vertical-align="middle" draw:ole-draw-aspect="1" style:protect="size"/>
    </style:style>
    <style:style style:name="P1" style:family="paragraph">
      <loext:graphic-properties draw:fill="bitmap" draw:fill-image-name="Marbl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paragraph-properties fo:text-align="center"/>
      <style:text-properties fo:color="#ee0000" fo:font-size="18pt" style:font-size-asian="18pt" style:font-size-complex="18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8.1cm" svg:x="1cm" svg:y="0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38cm" svg:height="0.728cm" svg:x="9.252cm" svg:y="14.6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2.138cm" svg:height="0.728cm" svg:x="9.035cm" svg:y="11.2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138cm" svg:height="0.728cm" svg:x="8.492cm" svg:y="11.9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.138cm" svg:height="0.728cm" svg:x="9.144cm" svg:y="12.6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.138cm" svg:height="0.728cm" svg:x="10.229cm" svg:y="10.2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2.138cm" svg:height="0.728cm" svg:x="9.47cm" svg:y="16.5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2.138cm" svg:height="0.728cm" svg:x="8.71cm" svg:y="13.4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138cm" svg:height="0.728cm" svg:x="9.361cm" svg:y="15.6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2.138cm" svg:height="0.728cm" svg:x="6.462cm" svg:y="14.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2.138cm" svg:height="0.728cm" svg:x="11.424cm" svg:y="13.64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2.138cm" svg:height="0.728cm" svg:x="7.19cm" svg:y="15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2.138cm" svg:height="0.728cm" svg:x="11.8cm" svg:y="14.8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2.138cm" svg:height="0.728cm" svg:x="6.647cm" svg:y="16.35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2.138cm" svg:height="0.728cm" svg:x="11.966cm" svg:y="12.46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2.138cm" svg:height="0.728cm" svg:x="6.756cm" svg:y="12.97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138cm" svg:height="0.728cm" svg:x="12.162cm" svg:y="16.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138cm" svg:height="0.728cm" svg:x="6.973cm" svg:y="17.3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" draw:layer="layout" svg:width="2.138cm" svg:height="0.728cm" svg:x="11.9cm" svg:y="15.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2" draw:layer="layout" svg:width="2.138cm" svg:height="0.728cm" svg:x="7.624cm" svg:y="9.7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2" draw:layer="layout" svg:width="2.138cm" svg:height="0.728cm" svg:x="11.749cm" svg:y="11.1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draw:layer="layout" svg:width="2.138cm" svg:height="0.728cm" svg:x="6.43cm" svg:y="10.7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2" draw:layer="layout" svg:width="2.138cm" svg:height="0.728cm" svg:x="11.641cm" svg:y="11.7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2" draw:layer="layout" svg:width="2.138cm" svg:height="0.728cm" svg:x="5.887cm" svg:y="12.12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2" draw:layer="layout" svg:width="2.138cm" svg:height="0.728cm" svg:x="9.578cm" svg:y="17.70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2" draw:layer="layout" svg:width="2.138cm" svg:height="0.728cm" svg:x="12.401cm" svg:y="17.8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2" draw:layer="layout" svg:width="2.138cm" svg:height="0.728cm" svg:x="6.864cm" svg:y="18.04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2" draw:layer="layout" svg:width="2.138cm" svg:height="0.728cm" svg:x="9.904cm" svg:y="18.71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2" draw:layer="layout" svg:width="2.138cm" svg:height="0.728cm" svg:x="10.555cm" svg:y="23.7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2" draw:layer="layout" svg:width="2.138cm" svg:height="0.728cm" svg:x="10.121cm" svg:y="20.23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2" draw:layer="layout" svg:width="2.138cm" svg:height="0.728cm" svg:x="9.795cm" svg:y="21.08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2" draw:layer="layout" svg:width="2.138cm" svg:height="0.728cm" svg:x="10.447cm" svg:y="21.92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2" draw:layer="layout" svg:width="2.138cm" svg:height="0.728cm" svg:x="11.532cm" svg:y="19.3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2" draw:layer="layout" svg:width="2.138cm" svg:height="0.728cm" svg:x="10.881cm" svg:y="25.47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2" draw:layer="layout" svg:width="2.138cm" svg:height="0.728cm" svg:x="10.012cm" svg:y="22.77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2" draw:layer="layout" svg:width="2.138cm" svg:height="0.728cm" svg:x="10.772cm" svg:y="24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2" draw:layer="layout" svg:width="2.138cm" svg:height="0.728cm" svg:x="7.407cm" svg:y="23.61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2" draw:layer="layout" svg:width="2.138cm" svg:height="0.728cm" svg:x="12.509cm" svg:y="23.1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" draw:text-style-name="P2" draw:layer="layout" svg:width="2.138cm" svg:height="0.728cm" svg:x="8.384cm" svg:y="24.12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" draw:text-style-name="P2" draw:layer="layout" svg:width="2.138cm" svg:height="0.728cm" svg:x="13.269cm" svg:y="24.631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" draw:text-style-name="P2" draw:layer="layout" svg:width="2.138cm" svg:height="0.728cm" svg:x="7.95cm" svg:y="25.30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" draw:text-style-name="P2" draw:layer="layout" svg:width="2.138cm" svg:height="0.728cm" svg:x="13.16cm" svg:y="21.75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" draw:text-style-name="P2" draw:layer="layout" svg:width="2.138cm" svg:height="0.728cm" svg:x="8.167cm" svg:y="22.09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2" draw:layer="layout" svg:width="2.138cm" svg:height="0.728cm" svg:x="13.5cm" svg:y="26.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2" draw:layer="layout" svg:width="2.138cm" svg:height="0.728cm" svg:x="8.275cm" svg:y="26.489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2" draw:layer="layout" svg:width="2.138cm" svg:height="0.728cm" svg:x="13.052cm" svg:y="25.64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2" draw:layer="layout" svg:width="2.138cm" svg:height="0.728cm" svg:x="8.927cm" svg:y="19.05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" draw:text-style-name="P2" draw:layer="layout" svg:width="2.138cm" svg:height="0.728cm" svg:x="12.835cm" svg:y="20.06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2" draw:layer="layout" svg:width="2.138cm" svg:height="0.728cm" svg:x="7.515cm" svg:y="19.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" draw:text-style-name="P2" draw:layer="layout" svg:width="2.138cm" svg:height="0.728cm" svg:x="12.726cm" svg:y="20.91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" draw:text-style-name="P2" draw:layer="layout" svg:width="2.138cm" svg:height="0.728cm" svg:x="7.081cm" svg:y="21.4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2" draw:layer="layout" svg:width="2.138cm" svg:height="0.728cm" svg:x="10.989cm" svg:y="26.65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2" draw:layer="layout" svg:width="2.138cm" svg:height="0.728cm" svg:x="13.762cm" svg:y="27.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2" draw:layer="layout" svg:width="2.138cm" svg:height="0.728cm" svg:x="8.058cm" svg:y="27.67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" draw:text-style-name="P2" draw:layer="layout" svg:width="2.138cm" svg:height="0.728cm" svg:x="11.098cm" svg:y="27.50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" draw:text-style-name="P2" draw:layer="layout" svg:width="2.138cm" svg:height="0.728cm" svg:x="3.716cm" svg:y="11.45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2" draw:layer="layout" svg:width="2.138cm" svg:height="0.728cm" svg:x="4.15cm" svg:y="13.14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" draw:text-style-name="P2" draw:layer="layout" svg:width="2.138cm" svg:height="0.728cm" svg:x="14.137cm" svg:y="19.22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" draw:text-style-name="P2" draw:layer="layout" svg:width="2.138cm" svg:height="0.728cm" svg:x="6.104cm" svg:y="18.88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" draw:text-style-name="P2" draw:layer="layout" svg:width="2.138cm" svg:height="0.728cm" svg:x="1.862cm" svg:y="13.07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" draw:text-style-name="P2" draw:layer="layout" svg:width="2.138cm" svg:height="0.728cm" svg:x="3.8cm" svg:y="14.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" draw:text-style-name="P2" draw:layer="layout" svg:width="2.138cm" svg:height="0.728cm" svg:x="3.282cm" svg:y="12.29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" draw:text-style-name="P2" draw:layer="layout" svg:width="2.138cm" svg:height="0.728cm" svg:x="4.802cm" svg:y="15.169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" draw:text-style-name="P2" draw:layer="layout" svg:width="2.138cm" svg:height="0.728cm" svg:x="1.762cm" svg:y="13.98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" draw:text-style-name="P2" draw:layer="layout" svg:width="2.138cm" svg:height="0.728cm" svg:x="12.618cm" svg:y="10.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" draw:text-style-name="P2" draw:layer="layout" svg:width="2.138cm" svg:height="0.728cm" svg:x="13.92cm" svg:y="13.81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" draw:text-style-name="P2" draw:layer="layout" svg:width="2.138cm" svg:height="0.728cm" svg:x="4.476cm" svg:y="17.196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" draw:text-style-name="P2" draw:layer="layout" svg:width="2.138cm" svg:height="0.728cm" svg:x="14.246cm" svg:y="10.945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" draw:text-style-name="P2" draw:layer="layout" svg:width="2.138cm" svg:height="0.728cm" svg:x="14.029cm" svg:y="11.62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" draw:text-style-name="P2" draw:layer="layout" svg:width="2.138cm" svg:height="0.728cm" svg:x="4.367cm" svg:y="16.01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" draw:text-style-name="P2" draw:layer="layout" svg:width="2.138cm" svg:height="0.728cm" svg:x="2.413cm" svg:y="1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" draw:text-style-name="P2" draw:layer="layout" svg:width="2.138cm" svg:height="0.728cm" svg:x="14.572cm" svg:y="16.18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" draw:text-style-name="P2" draw:layer="layout" svg:width="2.138cm" svg:height="0.728cm" svg:x="14.463cm" svg:y="14.831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" draw:text-style-name="P2" draw:layer="layout" svg:width="2.138cm" svg:height="0.728cm" svg:x="14.897cm" svg:y="18.37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" draw:text-style-name="P2" draw:layer="layout" svg:width="2.138cm" svg:height="0.728cm" svg:x="14.789cm" svg:y="17.53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" draw:text-style-name="P2" draw:layer="layout" svg:width="2.138cm" svg:height="0.728cm" svg:x="5.779cm" svg:y="26.32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" draw:text-style-name="P2" draw:layer="layout" svg:width="2.138cm" svg:height="0.728cm" svg:x="14.355cm" svg:y="12.80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" draw:text-style-name="P2" draw:layer="layout" svg:width="2.138cm" svg:height="0.728cm" svg:x="15.549cm" svg:y="22.4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2" draw:text-style-name="P2" draw:layer="layout" svg:width="2.138cm" svg:height="0.728cm" svg:x="15.766cm" svg:y="23.955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2" draw:text-style-name="P2" draw:layer="layout" svg:width="2.138cm" svg:height="0.728cm" svg:x="5.127cm" svg:y="20.74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2" draw:text-style-name="P2" draw:layer="layout" svg:width="2.138cm" svg:height="0.728cm" svg:x="15.006cm" svg:y="22.94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2" draw:text-style-name="P2" draw:layer="layout" svg:width="2.138cm" svg:height="0.728cm" svg:x="5.996cm" svg:y="24.46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2" draw:text-style-name="P2" draw:layer="layout" svg:width="2.138cm" svg:height="0.728cm" svg:x="5.67cm" svg:y="22.265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2" draw:text-style-name="P2" draw:layer="layout" svg:width="2.138cm" svg:height="0.728cm" svg:x="15.332cm" svg:y="21.251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" draw:text-style-name="P2" draw:layer="layout" svg:width="2.138cm" svg:height="0.728cm" svg:x="15.114cm" svg:y="20.407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2" draw:text-style-name="P2" draw:layer="layout" svg:width="2.138cm" svg:height="0.728cm" svg:x="4.693cm" svg:y="21.589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2" draw:text-style-name="P2" draw:layer="layout" svg:width="2.138cm" svg:height="0.728cm" svg:x="4.259cm" svg:y="18.54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2" draw:text-style-name="P2" draw:layer="layout" svg:width="2.138cm" svg:height="0.728cm" svg:x="16.091cm" svg:y="27.165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" draw:text-style-name="P2" draw:layer="layout" svg:width="2.138cm" svg:height="0.728cm" svg:x="15.874cm" svg:y="26.151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2" draw:text-style-name="P2" draw:layer="layout" svg:width="2.138cm" svg:height="0.728cm" svg:x="15.657cm" svg:y="25.138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2" draw:text-style-name="P2" draw:layer="layout" svg:width="2.138cm" svg:height="0.728cm" svg:x="3.499cm" svg:y="24.29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2" draw:text-style-name="P2" draw:layer="layout" svg:width="2.138cm" svg:height="0.728cm" svg:x="4.662cm" svg:y="19.87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2" draw:text-style-name="P2" draw:layer="layout" svg:width="2.138cm" svg:height="0.728cm" svg:x="5.561cm" svg:y="27.33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2" draw:text-style-name="P2" draw:layer="layout" svg:width="2.138cm" svg:height="0.728cm" svg:x="5.453cm" svg:y="24.96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2" draw:text-style-name="P2" draw:layer="layout" svg:width="2.138cm" svg:height="0.728cm" svg:x="4.91cm" svg:y="23.279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2" draw:text-style-name="P2" draw:layer="layout" svg:width="2.138cm" svg:height="0.728cm" svg:x="5.236cm" svg:y="9.59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2" draw:text-style-name="P2" draw:layer="layout" svg:width="2.138cm" svg:height="0.728cm" svg:x="7.841cm" svg:y="8.917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2" draw:text-style-name="P2" draw:layer="layout" svg:width="2.138cm" svg:height="0.728cm" svg:x="10.664cm" svg:y="9.255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2" draw:text-style-name="P2" draw:layer="layout" svg:width="2.138cm" svg:height="0.728cm" svg:x="13.378cm" svg:y="9.086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2" draw:text-style-name="P2" draw:layer="layout" svg:width="2.138cm" svg:height="0.728cm" svg:x="5.019cm" svg:y="7.734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2" draw:text-style-name="P2" draw:layer="layout" svg:width="2.138cm" svg:height="0.728cm" svg:x="7.298cm" svg:y="7.059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2" draw:text-style-name="P2" draw:layer="layout" svg:width="2.138cm" svg:height="0.728cm" svg:x="12.183cm" svg:y="7.22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2" draw:text-style-name="P2" draw:layer="layout" svg:width="2.138cm" svg:height="0.728cm" svg:x="9.687cm" svg:y="7.565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2" draw:text-style-name="P2" draw:layer="layout" svg:width="2.138cm" svg:height="0.728cm" svg:x="12.943cm" svg:y="8.072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2" draw:text-style-name="P2" draw:layer="layout" svg:width="2.138cm" svg:height="0.728cm" svg:x="10.338cm" svg:y="8.41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2" draw:text-style-name="P2" draw:layer="layout" svg:width="2.138cm" svg:height="0.728cm" svg:x="7.733cm" svg:y="7.90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2" draw:text-style-name="P2" draw:layer="layout" svg:width="2.138cm" svg:height="0.728cm" svg:x="5.344cm" svg:y="8.74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2" draw:text-style-name="P2" draw:layer="layout" svg:width="2.138cm" svg:height="0.728cm" svg:x="8.818cm" svg:y="5.2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2" draw:text-style-name="P2" draw:layer="layout" svg:width="2.138cm" svg:height="0.728cm" svg:x="11.315cm" svg:y="5.707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2" draw:text-style-name="P2" draw:layer="layout" svg:width="2.138cm" svg:height="0.728cm" svg:x="11.206cm" svg:y="6.72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2" draw:text-style-name="P2" draw:layer="layout" svg:width="2.138cm" svg:height="0.728cm" svg:x="8.601cm" svg:y="6.38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2" draw:text-style-name="P2" draw:layer="layout" svg:width="2.138cm" svg:height="0.728cm" svg:x="6.538cm" svg:y="5.53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2" draw:text-style-name="P2" draw:layer="layout" svg:width="2.138cm" svg:height="0.728cm" svg:x="4.584cm" svg:y="6.8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2" draw:text-style-name="P2" draw:layer="layout" svg:width="2.138cm" svg:height="0.728cm" svg:x="6.321cm" svg:y="6.21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2" draw:text-style-name="P2" draw:layer="layout" svg:width="2.138cm" svg:height="0.728cm" svg:x="13.595cm" svg:y="6.552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2" draw:text-style-name="P2" draw:layer="layout" svg:width="2.138cm" svg:height="0.728cm" svg:x="2.305cm" svg:y="15.84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2" draw:text-style-name="P2" draw:layer="layout" svg:width="2.138cm" svg:height="0.728cm" svg:x="2.088cm" svg:y="10.60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2" draw:text-style-name="P2" draw:layer="layout" svg:width="2.138cm" svg:height="0.728cm" svg:x="16.2cm" svg:y="19.56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2" draw:text-style-name="P2" draw:layer="layout" svg:width="2.138cm" svg:height="0.728cm" svg:x="15.44cm" svg:y="8.24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2" draw:text-style-name="P2" draw:layer="layout" svg:width="2.138cm" svg:height="0.728cm" svg:x="15.223cm" svg:y="9.931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2" draw:text-style-name="P2" draw:layer="layout" svg:width="2.138cm" svg:height="0.728cm" svg:x="14.68cm" svg:y="7.397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2" draw:text-style-name="P2" draw:layer="layout" svg:width="2.138cm" svg:height="0.728cm" svg:x="2.956cm" svg:y="8.579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2" draw:text-style-name="P2" draw:layer="layout" svg:width="2.138cm" svg:height="0.728cm" svg:x="2.848cm" svg:y="9.42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2" draw:text-style-name="P2" draw:layer="layout" svg:width="2.138cm" svg:height="0.728cm" svg:x="4.042cm" svg:y="10.438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2" draw:text-style-name="P2" draw:layer="layout" svg:width="2.138cm" svg:height="0.728cm" svg:x="2.63cm" svg:y="20.57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2" draw:text-style-name="P2" draw:layer="layout" svg:width="2.138cm" svg:height="0.728cm" svg:x="1.979cm" svg:y="18.21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2" draw:text-style-name="P2" draw:layer="layout" svg:width="2.138cm" svg:height="0.728cm" svg:x="2.196cm" svg:y="17.027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2" draw:text-style-name="P2" draw:layer="layout" svg:width="2.138cm" svg:height="0.728cm" svg:x="15.983cm" svg:y="14.15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2" draw:text-style-name="P2" draw:layer="layout" svg:width="2.138cm" svg:height="0.728cm" svg:x="3.173cm" svg:y="25.81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2" draw:text-style-name="P2" draw:layer="layout" svg:width="2.138cm" svg:height="0.728cm" svg:x="3.065cm" svg:y="22.603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2" draw:text-style-name="P2" draw:layer="layout" svg:width="2.138cm" svg:height="0.728cm" svg:x="2.739cm" svg:y="26.996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2" draw:text-style-name="P2" draw:layer="layout" svg:width="2.138cm" svg:height="0.728cm" svg:x="2.522cm" svg:y="23.448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2" draw:text-style-name="P2" draw:layer="layout" svg:width="2.138cm" svg:height="0.728cm" svg:x="3.825cm" svg:y="5.36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2" draw:text-style-name="P2" draw:layer="layout" svg:width="2.138cm" svg:height="0.728cm" svg:x="3.933cm" svg:y="6.045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2" draw:text-style-name="P2" draw:layer="layout" svg:width="2.138cm" svg:height="0.728cm" svg:x="13.812cm" svg:y="5.876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2" draw:text-style-name="P2" draw:layer="layout" svg:width="2.138cm" svg:height="0.728cm" svg:x="6.488cm" svg:y="4.672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2" draw:text-style-name="P2" draw:layer="layout" svg:width="2.138cm" svg:height="0.728cm" svg:x="9.093cm" svg:y="3.996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2" draw:text-style-name="P2" draw:layer="layout" svg:width="2.138cm" svg:height="0.728cm" svg:x="11.916cm" svg:y="4.334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2" draw:text-style-name="P2" draw:layer="layout" svg:width="2.138cm" svg:height="0.728cm" svg:x="14.63cm" svg:y="4.165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2" draw:text-style-name="P2" draw:layer="layout" svg:width="2.138cm" svg:height="0.728cm" svg:x="6.271cm" svg:y="2.81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2" draw:text-style-name="P2" draw:layer="layout" svg:width="2.138cm" svg:height="0.728cm" svg:x="8.55cm" svg:y="2.138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2" draw:text-style-name="P2" draw:layer="layout" svg:width="2.138cm" svg:height="0.728cm" svg:x="13.435cm" svg:y="2.307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2" draw:text-style-name="P2" draw:layer="layout" svg:width="2.138cm" svg:height="0.728cm" svg:x="10.939cm" svg:y="2.644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2" draw:text-style-name="P2" draw:layer="layout" svg:width="2.138cm" svg:height="0.728cm" svg:x="14.195cm" svg:y="3.15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2" draw:text-style-name="P2" draw:layer="layout" svg:width="2.138cm" svg:height="0.728cm" svg:x="11.59cm" svg:y="3.489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2" draw:text-style-name="P2" draw:layer="layout" svg:width="2.138cm" svg:height="0.728cm" svg:x="8.985cm" svg:y="2.982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2" draw:text-style-name="P2" draw:layer="layout" svg:width="2.138cm" svg:height="0.728cm" svg:x="6.596cm" svg:y="3.827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2" draw:text-style-name="P2" draw:layer="layout" svg:width="2.138cm" svg:height="0.728cm" svg:x="11.4cm" svg:y="5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2" draw:text-style-name="P2" draw:layer="layout" svg:width="2.138cm" svg:height="0.728cm" svg:x="3.462cm" svg:y="1.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2" draw:text-style-name="P2" draw:layer="layout" svg:width="2.138cm" svg:height="0.728cm" svg:x="12.458cm" svg:y="1.8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2" draw:text-style-name="P2" draw:layer="layout" svg:width="2.138cm" svg:height="0.728cm" svg:x="9.853cm" svg:y="1.462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2" draw:text-style-name="P2" draw:layer="layout" svg:width="2.138cm" svg:height="0.728cm" svg:x="3.9cm" svg:y="2.8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2" draw:text-style-name="P2" draw:layer="layout" svg:width="2.138cm" svg:height="0.728cm" svg:x="5.836cm" svg:y="1.969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2" draw:text-style-name="P2" draw:layer="layout" svg:width="2.138cm" svg:height="0.728cm" svg:x="7.573cm" svg:y="1.29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2" draw:text-style-name="P2" draw:layer="layout" svg:width="2.138cm" svg:height="0.728cm" svg:x="14.847cm" svg:y="1.631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2" draw:text-style-name="P2" draw:layer="layout" svg:width="2.138cm" svg:height="0.728cm" svg:x="16.692cm" svg:y="3.3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2" draw:text-style-name="P2" draw:layer="layout" svg:width="2.138cm" svg:height="0.728cm" svg:x="15.932cm" svg:y="2.476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2" draw:text-style-name="P2" draw:layer="layout" svg:width="2.138cm" svg:height="0.728cm" svg:x="4.208cm" svg:y="3.658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2" draw:text-style-name="P2" draw:layer="layout" svg:width="2.138cm" svg:height="0.728cm" svg:x="4.1cm" svg:y="4.50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2" draw:text-style-name="P2" draw:layer="layout" svg:width="2.138cm" svg:height="0.728cm" svg:x="13.962cm" svg:y="5.072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2" draw:text-style-name="P2" draw:layer="layout" svg:width="2.138cm" svg:height="0.728cm" svg:x="5.185cm" svg:y="1.124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2" draw:text-style-name="P2" draw:layer="layout" svg:width="2.138cm" svg:height="0.728cm" svg:x="13.4cm" svg:y="1.2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2" draw:text-style-name="P2" draw:layer="layout" svg:width="2.138cm" svg:height="0.728cm" svg:x="3cm" svg:y="27.9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2" draw:text-style-name="P2" draw:layer="layout" svg:width="2.138cm" svg:height="0.728cm" svg:x="1.762cm" svg:y="25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frame draw:style-name="gr2" draw:text-style-name="P2" draw:layer="layout" svg:width="2.138cm" svg:height="0.728cm" svg:x="2.462cm" svg:y="21.6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2" draw:text-style-name="P2" draw:layer="layout" svg:width="2.138cm" svg:height="0.728cm" svg:x="1cm" svg:y="19.672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2" draw:text-style-name="P2" draw:layer="layout" svg:width="2.138cm" svg:height="0.728cm" svg:x="1.362cm" svg:y="11.6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2" draw:text-style-name="P2" draw:layer="layout" svg:width="2.138cm" svg:height="0.728cm" svg:x="1.862cm" svg:y="4.872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2" draw:text-style-name="P2" draw:layer="layout" svg:width="2.138cm" svg:height="0.728cm" svg:x="1.7cm" svg:y="5.872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2" draw:text-style-name="P2" draw:layer="layout" svg:width="2.138cm" svg:height="0.728cm" svg:x="2.362cm" svg:y="6.7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2" draw:text-style-name="P2" draw:layer="layout" svg:width="2.138cm" svg:height="0.728cm" svg:x="2.7cm" svg:y="7.6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2" draw:text-style-name="P2" draw:layer="layout" svg:width="2.138cm" svg:height="0.728cm" svg:x="16.7cm" svg:y="4.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2" draw:text-style-name="P2" draw:layer="layout" svg:width="2.138cm" svg:height="0.728cm" svg:x="16.4cm" svg:y="5.6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2" draw:text-style-name="P2" draw:layer="layout" svg:width="2.138cm" svg:height="0.728cm" svg:x="15.9cm" svg:y="6.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2" draw:text-style-name="P2" draw:layer="layout" svg:width="2.138cm" svg:height="0.728cm" svg:x="15.962cm" svg:y="9.1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frame draw:style-name="gr2" draw:text-style-name="P2" draw:layer="layout" svg:width="2.138cm" svg:height="0.728cm" svg:x="16.6cm" svg:y="11.1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2" draw:text-style-name="P2" draw:layer="layout" svg:width="2.138cm" svg:height="0.728cm" svg:x="16.2cm" svg:y="12.1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2" draw:text-style-name="P2" draw:layer="layout" svg:width="2.138cm" svg:height="0.728cm" svg:x="16.462cm" svg:y="15.472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2" draw:text-style-name="P2" draw:layer="layout" svg:width="2.138cm" svg:height="0.728cm" svg:x="17.262cm" svg:y="21.872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2" draw:text-style-name="P2" draw:layer="layout" svg:width="2.138cm" svg:height="0.728cm" svg:x="17.362cm" svg:y="20.8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2" draw:text-style-name="P2" draw:layer="layout" svg:width="2.138cm" svg:height="0.728cm" svg:x="17cm" svg:y="17.972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2" draw:text-style-name="P2" draw:layer="layout" svg:width="2.138cm" svg:height="0.728cm" svg:x="16.5cm" svg:y="16.77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2" draw:text-style-name="P2" draw:layer="layout" svg:width="2.138cm" svg:height="0.728cm" svg:x="16.662cm" svg:y="13.2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2" draw:text-style-name="P2" draw:layer="layout" svg:width="2.138cm" svg:height="0.728cm" svg:x="1.562cm" svg:y="2.6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2" draw:text-style-name="P2" draw:layer="layout" svg:width="2.138cm" svg:height="0.728cm" svg:x="2cm" svg:y="3.7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2" draw:text-style-name="P2" draw:layer="layout" svg:width="2.138cm" svg:height="0.728cm" svg:x="17.6cm" svg:y="18.9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2" draw:text-style-name="P2" draw:layer="layout" svg:width="2.138cm" svg:height="0.728cm" svg:x="17.8cm" svg:y="24.672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2" draw:text-style-name="P2" draw:layer="layout" svg:width="2.138cm" svg:height="0.728cm" svg:x="17.3cm" svg:y="23.3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2" draw:text-style-name="P2" draw:layer="layout" svg:width="2.138cm" svg:height="0.728cm" svg:x="1cm" svg:y="26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2" draw:text-style-name="P2" draw:layer="layout" svg:width="2.138cm" svg:height="0.728cm" svg:x="3.2cm" svg:y="19.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2" draw:text-style-name="P2" draw:layer="layout" svg:width="2.138cm" svg:height="0.728cm" svg:x="1.862cm" svg:y="1.072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F6B96C67AD4B8EBE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07:50:39.530047604</meta:creation-date>
    <dc:date>2020-03-04T09:07:28.940644388</dc:date>
    <meta:editing-duration>PT26M26S</meta:editing-duration>
    <meta:editing-cycles>5</meta:editing-cycles>
    <meta:generator>LibreOffice/6.0.2.1$Linux_X86_64 LibreOffice_project/00m0$Build-1</meta:generator>
    <meta:document-statistic meta:object-count="191"/>
  </office:meta>
</office:document-meta>
</file>

<file path=Object 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0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1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2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3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4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5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6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7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8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19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2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3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4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5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6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7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8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0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2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3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4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5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6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7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8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

<file path=Object 99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